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4pt" fo:font-style="normal" style:font-size-asian="14pt" style:font-style-asian="normal" style:font-size-complex="14pt" style:font-style-complex="normal"/>
    </style:style>
    <style:style style:name="P2" style:family="paragraph" style:parent-style-name="Standard" style:list-style-name="L2"/>
    <style:style style:name="P3" style:family="paragraph" style:parent-style-name="Standard" style:list-style-name="L2">
      <style:text-properties fo:font-style="normal" style:font-style-asian="normal" style:font-style-complex="normal"/>
    </style:style>
    <style:style style:name="P4" style:family="paragraph" style:parent-style-name="Standard">
      <style:paragraph-properties fo:margin-left="0cm" fo:margin-right="0cm" fo:text-indent="0cm" style:auto-text-indent="false"/>
      <style:text-properties fo:color="#000000" style:font-name="Times New Roman" fo:font-size="12pt" style:text-underline-style="solid" style:text-underline-width="auto" style:text-underline-color="font-color" fo:font-weight="normal" style:font-name-asian="Monospace" style:font-size-asian="12pt" style:font-weight-asian="normal" style:font-name-complex="Monospace" style:font-size-complex="12pt" style:font-weight-complex="normal"/>
    </style:style>
    <style:style style:name="P5" style:family="paragraph" style:parent-style-name="Standard">
      <style:paragraph-properties fo:margin-left="0cm" fo:margin-right="0cm" fo:text-indent="0cm" style:auto-text-indent="false"/>
      <style:text-properties fo:color="#000000" style:font-name="Times New Roman"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P6" style:family="paragraph" style:parent-style-name="Standard">
      <style:paragraph-properties fo:margin-left="0cm" fo:margin-right="0cm" fo:text-indent="0cm" style:auto-text-indent="false"/>
      <style:text-properties fo:color="#000000" style:font-name="Times New Roman" fo:font-size="12pt" fo:font-style="normal" style:text-underline-style="solid" style:text-underline-width="auto" style:text-underline-color="font-color" fo:font-weight="normal" style:font-name-asian="Monospace" style:font-size-asian="12pt" style:font-style-asian="normal" style:font-weight-asian="normal" style:font-name-complex="Monospace" style:font-size-complex="12pt" style:font-style-complex="normal" style:font-weight-complex="normal"/>
    </style:style>
    <style:style style:name="T1" style:family="text">
      <style:text-properties fo:font-style="italic" style:text-underline-style="none" style:font-style-asian="italic" style:font-style-complex="italic"/>
    </style:style>
    <style:style style:name="T2" style:family="text">
      <style:text-properties fo:color="#000000" style:font-name="Times New Roman"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T3" style:family="text">
      <style:text-properties fo:color="#000000" style:font-name="Times New Roman" fo:font-size="12pt" style:text-underline-style="none" fo:font-weight="normal" style:font-name-asian="Monospace" style:font-size-asian="12pt" style:font-weight-asian="normal" style:font-name-complex="Monospace" style:font-size-complex="12pt" style:font-weight-complex="normal"/>
    </style:style>
    <style:style style:name="T4" style:family="text">
      <style:text-properties style:text-underline-style="none"/>
    </style:style>
    <style:style style:name="T5" style:family="text">
      <style:text-properties fo:color="#dc2300"/>
    </style:style>
    <style:style style:name="T6" style:family="text">
      <style:text-properties fo:font-style="normal" style:font-style-asian="normal" style:font-style-complex="normal"/>
    </style:style>
    <style:style style:name="T7" style:family="text">
      <style:text-properties fo:font-style="normal" style:text-underline-style="none"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nexe au compte rendu d’activités</text:p>
      <text:p text:style-name="P1">de Sylvain COLLET</text:p>
      <text:p text:style-name="P1">du 01/07/2013 au 31/07/2013</text:p>
      <text:p text:style-name="P1"/>
      <text:p text:style-name="P4"><text:span text:style-name="T6">Gestion du drag &amp; drop pour ajouter une relation ou un link :</text:span><text:span text:style-name="T7"> </text:span><text:span text:style-name="T1">projet MyAdmin</text:span></text:p>
      <text:p text:style-name="P5">Conception et implémentation de la fonctionnalité du drag &amp; drop lors de l'édition d'un type. L'utilisateur peut facilement ajouter une relation (ou des cibles à une relation existante) entre plusieurs types en glissant déposant (drag &amp; drop) un type sur la relation du type édité.</text:p>
      <text:p text:style-name="P5">Prenons un exemple. L'utilisateur édite le type vehicle qui contient l'attribut vehicleColor. L'utilisateur drag &amp; drop le type color sur cette relation. Cet attribut devient une relation entre vehicle et color.</text:p>
      <text:p text:style-name="P5">Similairement, l'utilisateur peut ajouter des links entre type.</text:p>
      <text:p text:style-name="P4"><text:span text:style-name="T1"/></text:p>
      <text:p text:style-name="P4"><text:span text:style-name="T6">Suppression d'un attribut :</text:span><text:span text:style-name="T7"> </text:span><text:span text:style-name="T1">projet MyAdmin</text:span></text:p>
      <text:p text:style-name="P5">Conception et implémentation de la fonctionnalité de suppression d'un attribut.</text:p>
      <text:p text:style-name="P5">L'utilisateur peut simplement supprimer un attribut de l'interface.</text:p>
      <text:p text:style-name="P4"><text:span text:style-name="T1"/></text:p>
      <text:p text:style-name="P4"><text:span text:style-name="T6">Menu contextuel :</text:span><text:span text:style-name="T7"> </text:span><text:span text:style-name="T1">projet MyAdmin</text:span></text:p>
      <text:p text:style-name="P6"><text:span text:style-name="T4">Amélioration du menu contextuel.</text:span></text:p>
      <text:p text:style-name="P6"><text:span text:style-name="T4">L'utilisateur ne peut plus créer un type, un sous-type, un attribut, une propriété ou une instance à partir d'une instance.</text:span></text:p>
      <text:p text:style-name="P4"><text:span text:style-name="T1"/></text:p>
      <text:p text:style-name="P4"><text:span text:style-name="T6">Gestion des fantômes :</text:span><text:span text:style-name="T7"> </text:span><text:span text:style-name="T1">projets API/Impl et MyAdmin</text:span></text:p>
      <text:p text:style-name="P6"><text:span text:style-name="T4">Conception, implémentation et tests de la fonctionnalité de gestion (lecture et suppression) des valeurs fantômes.</text:span></text:p>
      <text:p text:style-name="P6"><text:span text:style-name="T4">L'utilisateur a la possibilité de voir ou non les valeurs fantômes ainsi que de les supprimer.</text:span></text:p>
      <text:p text:style-name="P5">Prenons un exemple. L'utilisateur a créé le type vehicle et le type car qui est sous-type de vehicle.</text:p>
      <text:p text:style-name="P5">Il a également positionné l'attribut power avec une valeur 123 sur vehicle. Sur le type car, l'utilisateur va retrouver cet attribut power avec cette valeur 123, par héritage. Si l'utilisateur supprime cette valeur héritée, cette dernière est remplacée par une valeur fantôme. S'il supprime cette valeur fantôme, il retrouve la valeur héritée.</text:p>
      <text:p text:style-name="P4"><text:span text:style-name="T1"/></text:p>
      <text:p text:style-name="P4"><text:span text:style-name="T6">Création projet Example :</text:span><text:span text:style-name="T7"> </text:span><text:span text:style-name="T1">projet Example</text:span></text:p>
      <text:p text:style-name="P6"><text:span text:style-name="T4">Création d'un projet comprenant de nombreux exemples utilisés pour les tests et myAdmin. L'intérêt est de gagner en flexibilité. Via une valeur en configuration, on pourra choisir si ces exemples seront présents ou non.</text:span></text:p>
      <text:p text:style-name="P4"><text:span text:style-name="T1"/></text:p>
      <text:p text:style-name="P6">Rédaction d'articles sur le blog :<text:span text:style-name="T4"> </text:span><text:span text:style-name="T1">blog GenericSystem</text:span></text:p>
      <text:list xml:id="list198166118" text:style-name="L2">
        <text:list-item>
          <text:p text:style-name="P2"><text:span text:style-name="T2">la création de type, sous-type, instance. Le lecteur découvrira ce que sont ces notions et comment les créer.</text:span></text:p>
        </text:list-item>
        <text:list-item>
          <text:p text:style-name="P2"><text:span text:style-name="T2">la création d'attribut, propriété, holder. Le lecteur découvrira ce que sont ces notions et comment les créer.</text:span></text:p>
        </text:list-item>
        <text:list-item>
          <text:p text:style-name="P2"><text:span text:style-name="T2">la création de relation, link. Le lecteur découvrira ces notions et comment les créer.</text:span></text:p>
        </text:list-item>
        <text:list-item>
          <text:p text:style-name="P2"><text:span text:style-name="T2">les contraintes de Generic System. Le lecteur découvrira ce que c'est, les types de contraintes et aura un tour d'horizon de ces dernières.</text:span></text:p>
        </text:list-item>
        <text:list-item>
          <text:p text:style-name="P2"><text:span text:style-name="T2">l'utilisation des contraintes. Le lecteur découvrira au moyen d'exemples comment utiliser ces dernières.</text:span></text:p>
        </text:list-item>
        <text:list-item>
          <text:p text:style-name="P2"><text:span text:style-name="T2">la suppression de type, instance... Le lecteur découvrira comment supprimer un type, une instance... mais également les dépendances lors de suppressions et enfin les suppressions en cascade.</text:span></text:p>
        </text:list-item>
        <text:list-item>
          <text:p text:style-name="P2"><text:span text:style-name="T2">commencer avec Generic System. Le lecteur découvrira comment installer Generic System, </text:span><text:soft-page-break/><text:span text:style-name="T2">puis comment l'utiliser, poursuivra avec une comparaison entre Generic System et les bases de données relationnelles et terminera par une utilisation dans le domaine du web.</text:span></text:p>
        </text:list-item>
        <text:list-item>
          <text:p text:style-name="P2"><text:span text:style-name="T2">les entités Engine et Cache. Le lecteur découvrira ce que sont ces deux notions fondementales de Generic System, comment elles sont liées, comment les utiliser et finira avec une utilisation dans le cadre du web.</text:span></text:p>
        </text:list-item>
        <text:list-item>
          <text:p text:style-name="P2"><text:span text:style-name="T2">le paramétrage statique. Le lecteur commencera par découvrir de nouvelles notions nécessaires à ce paramétrage avant de voir le sujet du paramétrage : ce que c'est, comment l'utiliser, les avantages...</text:span></text:p>
        </text:list-item>
        <text:list-item>
          <text:p text:style-name="P2"><text:span text:style-name="T2">les recherches d'informations dans Generic System. Le lecteur découvrira comment effectuer des recherches simples, puis des recherches plus complexes, apprendra à manipuler l'entité rendu par ces dernières et terminera en voyant comment filtrer ses recherches.</text:span></text:p>
        </text:list-item>
        <text:list-item>
          <text:p text:style-name="P3"><text:span text:style-name="T3">les contraintes et les relations. Le lecteur découvrira comment créer les quatre types de relations des bases de données en s'appuyant sur les articles des relations et ceux des contraintes à travers des exemples.</text:span></text:p>
        </text:list-item>
        <text:list-item>
          <text:p text:style-name="P3"><text:span text:style-name="T3">les arbres. Le lecteur découvrira ce qu'est un arbre, puis lui seront présentés les deux types d'arbre de Generic System que sont les arbres héritants et non héritants et terminera par un parcours d'arbr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6DT20H55M56S</meta:editing-duration>
    <meta:editing-cycles>38</meta:editing-cycles>
    <meta:generator>LibreOffice/3.5$Linux_X86_64 LibreOffice_project/350m1$Build-2</meta:generator>
    <dc:date>2013-07-26T13:58:36</dc:date>
    <meta:print-date>2013-07-24T10:33:47</meta:print-date>
    <meta:document-statistic meta:table-count="0" meta:image-count="0" meta:object-count="0" meta:page-count="2" meta:paragraph-count="33" meta:word-count="650" meta:character-count="4199" meta:non-whitespace-character-count="3594"/>
    <meta:user-defined meta:name="Info 1"/>
    <meta:user-defined meta:name="Info 2"/>
    <meta:user-defined meta:name="Info 3"/>
    <meta:user-defined meta:name="Info 4"/>
  </office:meta>
</office:document-meta>
</file>